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</office:automatic-styles>
  <office:body>
    <office:text text:use-soft-page-breaks="true">
      <text:p text:style-name="P1">Zadanie 1 – scenariusz</text:p>
      <text:p text:style-name="Normalny">Skycash- zakup biletu</text:p>
      <text:list text:style-name="LFO1" text:continue-numbering="true">
        <text:list-item>
          <text:p text:style-name="P2">Wejdź w aplikacje i kliknij Ulubione</text:p>
        </text:list-item>
        <text:list-item>
          <text:p text:style-name="P3">Wybierz bilet jaki cię interesuje kliknij kup</text:p>
        </text:list-item>
        <text:list-item>
          <text:p text:style-name="P4">Podaj liczbę biletów, czasem i numer linii. Wybierz<text:s/>kupuje i płacę</text:p>
        </text:list-item>
        <text:list-item>
          <text:p text:style-name="P5">Wybierz płatność karta</text:p>
        </text:list-item>
        <text:list-item>
          <text:p text:style-name="P6">Wpisz kod ccv i kliknij zapłać<text:s/></text:p>
        </text:list-item>
      </text:list>
      <text:p text:style-name="Normalny">Gris – zmiana przypisu klawiszy</text:p>
      <text:p text:style-name="Normalny">1.<text:tab/>Wejdź do gry</text:p>
      <text:p text:style-name="Normalny">2.<text:tab/>Wybierz continue</text:p>
      <text:p text:style-name="Normalny">3.<text:tab/>kliknij esc na klawiaturze</text:p>
      <text:p text:style-name="Normalny">4.<text:tab/>Wybierz<text:s/>settings</text:p>
      <text:p text:style-name="Normalny">5.<text:tab/>Wybierz keyboard</text:p>
      <text:p text:style-name="Normalny">6.<text:tab/>Wybierz<text:s/>przycisk<text:s/>który<text:s/>cię interesuje np. down<text:s/></text:p>
      <text:p text:style-name="Normalny">7.<text:tab/>Będąc na przycisku down kliknij enter potem wybierz klawisz</text:p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ukux</meta:initial-creator>
    <dc:creator>Myukux</dc:creator>
    <meta:creation-date>2018-11-19T15:06:00Z</meta:creation-date>
    <dc:date>2019-01-26T17:49:00Z</dc:date>
    <meta:template xlink:href="Normal" xlink:type="simple"/>
    <meta:editing-cycles>2</meta:editing-cycles>
    <meta:editing-duration>PT900S</meta:editing-duration>
    <meta:document-statistic meta:page-count="1" meta:paragraph-count="1" meta:word-count="72" meta:character-count="505" meta:row-count="3" meta:non-whitespace-character-count="434"/>
  </office:meta>
</office:document-meta>
</file>